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draw:layer="layout" svg:width="4.8cm" svg:height="1cm" svg:x="11.6cm" svg:y="0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9.46cm" svg:height="0.948cm" svg:x="9.85cm" svg:y="3.085cm">
          <text:p text:style-name="P1">int i, j, k, l = 3; char a = 65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4.081cm" svg:height="0.948cm" svg:x="12.076cm" svg:y="1.569cm">
          <text:p text:style-name="P1">Информация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14.117cm" svg:y1="1cm" svg:x2="14.117cm" svg:y2="1.569cm">
          <text:p/>
        </draw:line>
        <draw:line draw:style-name="gr2" draw:text-style-name="P1" draw:layer="layout" svg:x1="14.117cm" svg:y1="2.517cm" svg:x2="14.117cm" svg:y2="3.086cm">
          <text:p/>
        </draw:line>
        <draw:custom-shape draw:style-name="gr1" draw:text-style-name="P1" draw:layer="layout" svg:width="5.379cm" svg:height="1.138cm" svg:x="11.334cm" svg:y="4.602cm">
          <text:p text:style-name="P1">i=0; i&lt;7; i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2" draw:text-style-name="P1" draw:layer="layout" svg:x1="14.117cm" svg:y1="4.033cm" svg:x2="14.117cm" svg:y2="4.602cm">
          <text:p/>
        </draw:line>
        <draw:line draw:style-name="gr2" draw:text-style-name="P1" draw:layer="layout" svg:x1="14.117cm" svg:y1="5.74cm" svg:x2="14.117cm" svg:y2="6.309cm">
          <text:p/>
        </draw:line>
        <draw:custom-shape draw:style-name="gr1" draw:text-style-name="P1" draw:layer="layout" svg:width="3.339cm" svg:height="0.948cm" svg:x="12.447cm" svg:y="6.308cm">
          <text:p text:style-name="P1">k=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79cm" svg:height="1.138cm" svg:x="11.52cm" svg:y="7.635cm">
          <text:p text:style-name="P1">j=0; j&lt;7; j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2" draw:text-style-name="P1" draw:layer="layout" svg:x1="14.117cm" svg:y1="7.256cm" svg:x2="14.117cm" svg:y2="7.825cm">
          <text:p/>
        </draw:line>
        <draw:custom-shape draw:style-name="gr1" draw:text-style-name="P1" draw:layer="layout" svg:width="5.937cm" svg:height="1.138cm" svg:x="11.148cm" svg:y="9.152cm">
          <text:p text:style-name="P1">i&lt;=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4.117cm" svg:y1="8.773cm" svg:x2="14.117cm" svg:y2="9.342cm">
          <text:p/>
        </draw:line>
        <draw:line draw:style-name="gr3" draw:text-style-name="P1" draw:layer="layout" svg:x1="6.799cm" svg:y1="9.721cm" svg:x2="11.251cm" svg:y2="9.721cm">
          <text:p/>
        </draw:line>
        <draw:line draw:style-name="gr3" draw:text-style-name="P1" draw:layer="layout" svg:x1="16.528cm" svg:y1="9.721cm" svg:x2="20.98cm" svg:y2="9.721cm">
          <text:p/>
        </draw:line>
        <draw:line draw:style-name="gr2" draw:text-style-name="P1" draw:layer="layout" svg:x1="6.799cm" svg:y1="9.721cm" svg:x2="6.799cm" svg:y2="10.479cm">
          <text:p/>
        </draw:line>
        <draw:line draw:style-name="gr2" draw:text-style-name="P1" draw:layer="layout" svg:x1="20.981cm" svg:y1="9.721cm" svg:x2="20.981cm" svg:y2="10.479cm">
          <text:p/>
        </draw:line>
        <draw:custom-shape draw:style-name="gr1" draw:text-style-name="P1" draw:layer="layout" svg:width="4.288cm" svg:height="1.138cm" svg:x="4.635cm" svg:y="10.479cm">
          <text:p text:style-name="P1">(k-i)&lt;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823cm" svg:height="1.138cm" svg:x="18.569cm" svg:y="10.479cm">
          <text:p text:style-name="P1">(i-k)&lt;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4.635cm" svg:y1="11.048cm" svg:x2="4.284cm" svg:y2="11.048cm">
          <text:p/>
        </draw:line>
        <draw:line draw:style-name="gr3" draw:text-style-name="P1" draw:layer="layout" svg:x1="8.922cm" svg:y1="11.048cm" svg:x2="9.479cm" svg:y2="11.048cm">
          <text:p/>
        </draw:line>
        <draw:line draw:style-name="gr3" draw:text-style-name="P1" draw:layer="layout" svg:x1="18.569cm" svg:y1="11.048cm" svg:x2="18.198cm" svg:y2="11.048cm">
          <text:p/>
        </draw:line>
        <draw:line draw:style-name="gr3" draw:text-style-name="P1" draw:layer="layout" svg:x1="23.392cm" svg:y1="11.048cm" svg:x2="23.763cm" svg:y2="11.048cm">
          <text:p/>
        </draw:line>
        <draw:line draw:style-name="gr2" draw:text-style-name="P1" draw:layer="layout" svg:x1="4.284cm" svg:y1="11.048cm" svg:x2="4.284cm" svg:y2="11.617cm">
          <text:p/>
        </draw:line>
        <draw:line draw:style-name="gr2" draw:text-style-name="P1" draw:layer="layout" svg:x1="14.2cm" svg:y1="19.631cm" svg:x2="14.2cm" svg:y2="20.2cm">
          <text:p/>
        </draw:line>
        <draw:line draw:style-name="gr2" draw:text-style-name="P1" draw:layer="layout" svg:x1="23.763cm" svg:y1="11.048cm" svg:x2="23.763cm" svg:y2="11.617cm">
          <text:p/>
        </draw:line>
        <draw:line draw:style-name="gr2" draw:text-style-name="P1" draw:layer="layout" svg:x1="9.479cm" svg:y1="11.048cm" svg:x2="9.479cm" svg:y2="11.617cm">
          <text:p/>
        </draw:line>
        <draw:line draw:style-name="gr2" draw:text-style-name="P1" draw:layer="layout" svg:x1="18.198cm" svg:y1="11.048cm" svg:x2="18.198cm" svg:y2="11.617cm">
          <text:p/>
        </draw:line>
        <draw:rect draw:style-name="gr4" draw:text-style-name="P1" draw:layer="layout" svg:width="3.354cm" svg:height="1.137cm" svg:x="2.6cm" svg:y="11.617cm">
          <text:p text:style-name="P1">печатаем </text:p>
          <text:p text:style-name="P1">символ a+k</text:p>
        </draw:rect>
        <draw:rect draw:style-name="gr4" draw:text-style-name="P1" draw:layer="layout" svg:width="3.154cm" svg:height="1.137cm" svg:x="7.994cm" svg:y="11.617cm">
          <text:p text:style-name="P1">печатаем </text:p>
          <text:p text:style-name="P1">пробел</text:p>
        </draw:rect>
        <draw:rect draw:style-name="gr4" draw:text-style-name="P1" draw:layer="layout" svg:width="3.8cm" svg:height="1.137cm" svg:x="16.4cm" svg:y="11.617cm">
          <text:p text:style-name="P1">печатаем </text:p>
          <text:p text:style-name="P1">символ a+l</text:p>
        </draw:rect>
        <draw:rect draw:style-name="gr4" draw:text-style-name="P1" draw:layer="layout" svg:width="3.521cm" svg:height="1.137cm" svg:x="22.279cm" svg:y="11.617cm">
          <text:p text:style-name="P1">печатаем </text:p>
          <text:p text:style-name="P1">пробел</text:p>
        </draw:rect>
        <draw:frame draw:style-name="gr5" draw:layer="layout" svg:width="1.856cm" svg:height="0.963cm" svg:x="6.798cm" svg:y="8.963cm">
          <draw:text-box>
            <text:p>да</text:p>
          </draw:text-box>
        </draw:frame>
        <draw:frame draw:style-name="gr5" draw:layer="layout" svg:width="2.04cm" svg:height="0.963cm" svg:x="18.569cm" svg:y="8.963cm">
          <draw:text-box>
            <text:p>нет</text:p>
          </draw:text-box>
        </draw:frame>
        <draw:frame draw:style-name="gr5" draw:layer="layout" svg:width="1.855cm" svg:height="0.963cm" svg:x="3.728cm" svg:y="10.1cm">
          <draw:text-box>
            <text:p>да</text:p>
          </draw:text-box>
        </draw:frame>
        <draw:frame draw:style-name="gr5" draw:layer="layout" svg:width="1.855cm" svg:height="0.963cm" svg:x="17.827cm" svg:y="10.135cm">
          <draw:text-box>
            <text:p>да</text:p>
          </draw:text-box>
        </draw:frame>
        <draw:frame draw:style-name="gr5" draw:layer="layout" svg:width="2.041cm" svg:height="0.963cm" svg:x="22.65cm" svg:y="10.1cm">
          <draw:text-box>
            <text:p>нет</text:p>
          </draw:text-box>
        </draw:frame>
        <draw:frame draw:style-name="gr5" draw:layer="layout" svg:width="2.041cm" svg:height="0.963cm" svg:x="8.365cm" svg:y="10.135cm">
          <draw:text-box>
            <text:p>нет</text:p>
          </draw:text-box>
        </draw:frame>
        <draw:line draw:style-name="gr3" draw:text-style-name="P1" draw:layer="layout" svg:x1="4.284cm" svg:y1="13.323cm" svg:x2="9.664cm" svg:y2="13.323cm">
          <text:p/>
        </draw:line>
        <draw:line draw:style-name="gr3" draw:text-style-name="P1" draw:layer="layout" svg:x1="18.383cm" svg:y1="13.323cm" svg:x2="23.763cm" svg:y2="13.323cm">
          <text:p/>
        </draw:line>
        <draw:line draw:style-name="gr2" draw:text-style-name="P1" draw:layer="layout" svg:x1="9.664cm" svg:y1="12.754cm" svg:x2="9.664cm" svg:y2="13.323cm">
          <text:p/>
        </draw:line>
        <draw:line draw:style-name="gr2" draw:text-style-name="P1" draw:layer="layout" svg:x1="4.284cm" svg:y1="12.754cm" svg:x2="4.284cm" svg:y2="13.323cm">
          <text:p/>
        </draw:line>
        <draw:line draw:style-name="gr2" draw:text-style-name="P1" draw:layer="layout" svg:x1="23.763cm" svg:y1="12.754cm" svg:x2="23.763cm" svg:y2="13.323cm">
          <text:p/>
        </draw:line>
        <draw:line draw:style-name="gr2" draw:text-style-name="P1" draw:layer="layout" svg:x1="18.383cm" svg:y1="12.754cm" svg:x2="18.383cm" svg:y2="13.323cm">
          <text:p/>
        </draw:line>
        <draw:line draw:style-name="gr2" draw:text-style-name="P1" draw:layer="layout" svg:x1="21.166cm" svg:y1="13.323cm" svg:x2="21.166cm" svg:y2="13.892cm">
          <text:p/>
        </draw:line>
        <draw:line draw:style-name="gr2" draw:text-style-name="P1" draw:layer="layout" svg:x1="6.696cm" svg:y1="13.323cm" svg:x2="6.696cm" svg:y2="13.892cm">
          <text:p/>
        </draw:line>
        <draw:custom-shape draw:style-name="gr1" draw:text-style-name="P1" draw:layer="layout" svg:width="3.608cm" svg:height="1.053cm" svg:x="4.803cm" svg:y="13.892cm">
          <text:p text:style-name="P1">j&lt;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8.411cm" svg:y1="14.313cm" svg:x2="8.952cm" svg:y2="14.313cm">
          <text:p/>
        </draw:line>
        <draw:line draw:style-name="gr2" draw:text-style-name="P1" draw:layer="layout" svg:x1="8.952cm" svg:y1="14.313cm" svg:x2="8.952cm" svg:y2="14.945cm">
          <text:p/>
        </draw:line>
        <draw:line draw:style-name="gr3" draw:text-style-name="P1" draw:layer="layout" svg:x1="4.717cm" svg:y1="14.313cm" svg:x2="4.443cm" svg:y2="14.313cm">
          <text:p/>
        </draw:line>
        <draw:line draw:style-name="gr2" draw:text-style-name="P1" draw:layer="layout" svg:x1="4.443cm" svg:y1="14.313cm" svg:x2="4.443cm" svg:y2="14.945cm">
          <text:p/>
        </draw:line>
        <draw:frame draw:style-name="gr5" draw:layer="layout" svg:width="1.855cm" svg:height="0.963cm" svg:x="3.913cm" svg:y="13.358cm">
          <draw:text-box>
            <text:p>да</text:p>
          </draw:text-box>
        </draw:frame>
        <draw:frame draw:style-name="gr5" draw:layer="layout" svg:width="2.041cm" svg:height="0.963cm" svg:x="7.994cm" svg:y="13.358cm">
          <draw:text-box>
            <text:p>нет</text:p>
          </draw:text-box>
        </draw:frame>
        <draw:custom-shape draw:style-name="gr1" draw:text-style-name="P1" draw:layer="layout" svg:width="1.985cm" svg:height="0.842cm" svg:x="3.541cm" svg:y="14.945cm">
          <text:p text:style-name="P1">k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984cm" svg:height="0.842cm" svg:x="8.05cm" svg:y="14.945cm">
          <text:p text:style-name="P1">k--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608cm" svg:height="1.053cm" svg:x="4.804cm" svg:y="13.893cm">
          <text:p text:style-name="P1">j&lt;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8.412cm" svg:y1="14.314cm" svg:x2="8.953cm" svg:y2="14.314cm">
          <text:p/>
        </draw:line>
        <draw:line draw:style-name="gr2" draw:text-style-name="P1" draw:layer="layout" svg:x1="8.953cm" svg:y1="14.314cm" svg:x2="8.953cm" svg:y2="14.946cm">
          <text:p/>
        </draw:line>
        <draw:line draw:style-name="gr3" draw:text-style-name="P1" draw:layer="layout" svg:x1="4.718cm" svg:y1="14.314cm" svg:x2="4.444cm" svg:y2="14.314cm">
          <text:p/>
        </draw:line>
        <draw:line draw:style-name="gr2" draw:text-style-name="P1" draw:layer="layout" svg:x1="4.444cm" svg:y1="14.314cm" svg:x2="4.444cm" svg:y2="14.946cm">
          <text:p/>
        </draw:line>
        <draw:custom-shape draw:style-name="gr1" draw:text-style-name="P1" draw:layer="layout" svg:width="1.985cm" svg:height="0.842cm" svg:x="3.542cm" svg:y="14.946cm">
          <text:p text:style-name="P1">k--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984cm" svg:height="0.842cm" svg:x="8.05cm" svg:y="14.946cm">
          <text:p text:style-name="P1">k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607cm" svg:height="1.053cm" svg:x="19.275cm" svg:y="13.892cm">
          <text:p text:style-name="P1">j&lt;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2.882cm" svg:y1="14.313cm" svg:x2="23.423cm" svg:y2="14.313cm">
          <text:p/>
        </draw:line>
        <draw:line draw:style-name="gr2" draw:text-style-name="P1" draw:layer="layout" svg:x1="23.423cm" svg:y1="14.313cm" svg:x2="23.423cm" svg:y2="14.945cm">
          <text:p/>
        </draw:line>
        <draw:line draw:style-name="gr3" draw:text-style-name="P1" draw:layer="layout" svg:x1="19.188cm" svg:y1="14.313cm" svg:x2="18.914cm" svg:y2="14.313cm">
          <text:p/>
        </draw:line>
        <draw:line draw:style-name="gr2" draw:text-style-name="P1" draw:layer="layout" svg:x1="18.914cm" svg:y1="14.313cm" svg:x2="18.914cm" svg:y2="14.945cm">
          <text:p/>
        </draw:line>
        <draw:custom-shape draw:style-name="gr1" draw:text-style-name="P1" draw:layer="layout" svg:width="1.984cm" svg:height="0.842cm" svg:x="18.012cm" svg:y="14.945cm">
          <text:p text:style-name="P1">k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983cm" svg:height="0.842cm" svg:x="22.522cm" svg:y="14.945cm">
          <text:p text:style-name="P1">k--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607cm" svg:height="1.053cm" svg:x="19.276cm" svg:y="13.893cm">
          <text:p text:style-name="P1">j&lt;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2.883cm" svg:y1="14.314cm" svg:x2="23.424cm" svg:y2="14.314cm">
          <text:p/>
        </draw:line>
        <draw:line draw:style-name="gr2" draw:text-style-name="P1" draw:layer="layout" svg:x1="23.424cm" svg:y1="14.314cm" svg:x2="23.424cm" svg:y2="14.946cm">
          <text:p/>
        </draw:line>
        <draw:line draw:style-name="gr3" draw:text-style-name="P1" draw:layer="layout" svg:x1="19.189cm" svg:y1="14.314cm" svg:x2="18.915cm" svg:y2="14.314cm">
          <text:p/>
        </draw:line>
        <draw:line draw:style-name="gr2" draw:text-style-name="P1" draw:layer="layout" svg:x1="18.915cm" svg:y1="14.314cm" svg:x2="18.915cm" svg:y2="14.946cm">
          <text:p/>
        </draw:line>
        <draw:custom-shape draw:style-name="gr1" draw:text-style-name="P1" draw:layer="layout" svg:width="1.984cm" svg:height="0.842cm" svg:x="18.012cm" svg:y="14.946cm">
          <text:p text:style-name="P1">k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983cm" svg:height="0.842cm" svg:x="22.523cm" svg:y="14.946cm">
          <text:p text:style-name="P1">k--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layer="layout" svg:width="1.244cm" svg:height="0.963cm" svg:x="11.4cm" svg:y="16.925cm">
          <draw:text-box>
            <text:p>да</text:p>
          </draw:text-box>
        </draw:frame>
        <draw:frame draw:style-name="gr5" draw:layer="layout" svg:width="1.856cm" svg:height="0.963cm" svg:x="18.383cm" svg:y="13.513cm">
          <draw:text-box>
            <text:p>да</text:p>
          </draw:text-box>
        </draw:frame>
        <draw:frame draw:style-name="gr5" draw:layer="layout" svg:width="2.04cm" svg:height="0.963cm" svg:x="15cm" svg:y="16.925cm">
          <draw:text-box>
            <text:p>нет</text:p>
          </draw:text-box>
        </draw:frame>
        <draw:frame draw:style-name="gr5" draw:layer="layout" svg:width="2.041cm" svg:height="0.963cm" svg:x="21.908cm" svg:y="13.513cm">
          <draw:text-box>
            <text:p>нет</text:p>
          </draw:text-box>
        </draw:frame>
        <draw:line draw:style-name="gr3" draw:text-style-name="P1" draw:layer="layout" svg:x1="22.882cm" svg:y1="14.314cm" svg:x2="23.423cm" svg:y2="14.314cm">
          <text:p/>
        </draw:line>
        <draw:line draw:style-name="gr2" draw:text-style-name="P1" draw:layer="layout" svg:x1="23.423cm" svg:y1="14.314cm" svg:x2="23.423cm" svg:y2="14.946cm">
          <text:p/>
        </draw:line>
        <draw:line draw:style-name="gr3" draw:text-style-name="P1" draw:layer="layout" svg:x1="19.188cm" svg:y1="14.314cm" svg:x2="18.914cm" svg:y2="14.314cm">
          <text:p/>
        </draw:line>
        <draw:line draw:style-name="gr2" draw:text-style-name="P1" draw:layer="layout" svg:x1="18.914cm" svg:y1="14.314cm" svg:x2="18.914cm" svg:y2="14.946cm">
          <text:p/>
        </draw:line>
        <draw:custom-shape draw:style-name="gr1" draw:text-style-name="P1" draw:layer="layout" svg:width="1.984cm" svg:height="0.842cm" svg:x="18.012cm" svg:y="14.946cm">
          <text:p text:style-name="P1">k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983cm" svg:height="0.842cm" svg:x="22.522cm" svg:y="14.946cm">
          <text:p text:style-name="P1">k--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22.883cm" svg:y1="14.315cm" svg:x2="23.424cm" svg:y2="14.315cm">
          <text:p/>
        </draw:line>
        <draw:line draw:style-name="gr2" draw:text-style-name="P1" draw:layer="layout" svg:x1="23.424cm" svg:y1="14.315cm" svg:x2="23.424cm" svg:y2="14.947cm">
          <text:p/>
        </draw:line>
        <draw:line draw:style-name="gr3" draw:text-style-name="P1" draw:layer="layout" svg:x1="19.189cm" svg:y1="14.315cm" svg:x2="18.915cm" svg:y2="14.315cm">
          <text:p/>
        </draw:line>
        <draw:line draw:style-name="gr2" draw:text-style-name="P1" draw:layer="layout" svg:x1="18.915cm" svg:y1="14.315cm" svg:x2="18.915cm" svg:y2="14.947cm">
          <text:p/>
        </draw:line>
        <draw:custom-shape draw:style-name="gr1" draw:text-style-name="P1" draw:layer="layout" svg:width="1.984cm" svg:height="0.841cm" svg:x="18.012cm" svg:y="14.947cm">
          <text:p text:style-name="P1">k++;l--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983cm" svg:height="0.841cm" svg:x="22.523cm" svg:y="14.947cm">
          <text:p text:style-name="P1">k--;l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0.8cm" svg:x="10.6cm" svg:y="20.2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8.94cm" svg:y1="16.356cm" svg:x2="23.578cm" svg:y2="16.356cm">
          <text:p/>
        </draw:line>
        <draw:line draw:style-name="gr3" draw:text-style-name="P1" draw:layer="layout" svg:x1="4.47cm" svg:y1="16.356cm" svg:x2="9.108cm" svg:y2="16.356cm">
          <text:p/>
        </draw:line>
        <draw:line draw:style-name="gr2" draw:text-style-name="P1" draw:layer="layout" svg:x1="23.578cm" svg:y1="15.787cm" svg:x2="23.578cm" svg:y2="16.356cm">
          <text:p/>
        </draw:line>
        <draw:line draw:style-name="gr2" draw:text-style-name="P1" draw:layer="layout" svg:x1="18.94cm" svg:y1="15.788cm" svg:x2="18.94cm" svg:y2="16.357cm">
          <text:p/>
        </draw:line>
        <draw:line draw:style-name="gr2" draw:text-style-name="P1" draw:layer="layout" svg:x1="9.108cm" svg:y1="15.788cm" svg:x2="9.108cm" svg:y2="16.357cm">
          <text:p/>
        </draw:line>
        <draw:line draw:style-name="gr2" draw:text-style-name="P1" draw:layer="layout" svg:x1="4.47cm" svg:y1="15.788cm" svg:x2="4.47cm" svg:y2="16.357cm">
          <text:p/>
        </draw:line>
        <draw:line draw:style-name="gr2" draw:text-style-name="P1" draw:layer="layout" svg:x1="6.696cm" svg:y1="16.356cm" svg:x2="6.696cm" svg:y2="16.925cm">
          <text:p/>
        </draw:line>
        <draw:line draw:style-name="gr2" draw:text-style-name="P1" draw:layer="layout" svg:x1="21.166cm" svg:y1="16.356cm" svg:x2="21.166cm" svg:y2="16.925cm">
          <text:p/>
        </draw:line>
        <draw:line draw:style-name="gr3" draw:text-style-name="P1" draw:layer="layout" svg:x1="6.696cm" svg:y1="16.925cm" svg:x2="21.166cm" svg:y2="16.925cm">
          <text:p/>
        </draw:line>
        <draw:line draw:style-name="gr2" draw:text-style-name="P1" draw:layer="layout" svg:x1="14.2cm" svg:y1="17.031cm" svg:x2="14.2cm" svg:y2="17.6cm">
          <text:p/>
        </draw:line>
        <draw:custom-shape draw:style-name="gr1" draw:text-style-name="P1" draw:layer="layout" svg:width="4.2cm" svg:height="1cm" svg:x="12cm" svg:y="17.6cm">
          <text:p text:style-name="P1">j==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2.4cm" svg:y1="18cm" svg:x2="11.2cm" svg:y2="18cm">
          <text:p/>
        </draw:line>
        <draw:line draw:style-name="gr3" draw:text-style-name="P1" draw:layer="layout" svg:x1="17.2cm" svg:y1="18cm" svg:x2="16cm" svg:y2="18cm">
          <text:p/>
        </draw:line>
        <draw:line draw:style-name="gr2" draw:text-style-name="P1" draw:layer="layout" svg:x1="11.2cm" svg:y1="18cm" svg:x2="11.2cm" svg:y2="18.4cm">
          <text:p/>
        </draw:line>
        <draw:line draw:style-name="gr2" draw:text-style-name="P1" draw:layer="layout" svg:x1="21.6cm" svg:y1="18.4cm" svg:x2="22.2cm" svg:y2="18.4cm">
          <text:p/>
        </draw:line>
        <draw:rect draw:style-name="gr4" draw:text-style-name="P1" draw:layer="layout" svg:width="3.8cm" svg:height="0.6cm" svg:x="8.4cm" svg:y="18.4cm">
          <text:p text:style-name="P1">печатаем /n</text:p>
        </draw:rect>
        <draw:line draw:style-name="gr3" draw:text-style-name="P1" draw:layer="layout" svg:x1="12.2cm" svg:y1="18.8cm" svg:x2="17.2cm" svg:y2="18.8cm">
          <text:p/>
        </draw:line>
        <draw:line draw:style-name="gr3" draw:text-style-name="P1" draw:layer="layout" svg:x1="17.2cm" svg:y1="18cm" svg:x2="17.2cm" svg:y2="18.8cm">
          <text:p/>
        </draw:line>
        <draw:line draw:style-name="gr3" draw:text-style-name="P1" draw:layer="layout" svg:x1="14.2cm" svg:y1="19cm" svg:x2="26.6cm" svg:y2="19cm">
          <text:p/>
        </draw:line>
        <draw:line draw:style-name="gr3" draw:text-style-name="P1" draw:layer="layout" svg:x1="26.6cm" svg:y1="19cm" svg:x2="26.6cm" svg:y2="8.2cm">
          <text:p/>
        </draw:line>
        <draw:line draw:style-name="gr3" draw:text-style-name="P1" draw:layer="layout" svg:x1="16.899cm" svg:y1="8.2cm" svg:x2="26.6cm" svg:y2="8.2cm">
          <text:p/>
        </draw:line>
        <draw:line draw:style-name="gr3" draw:text-style-name="P1" draw:layer="layout" svg:x1="14.2cm" svg:y1="18.8cm" svg:x2="14.2cm" svg:y2="19.631cm">
          <text:p/>
        </draw:line>
        <draw:line draw:style-name="gr2" draw:text-style-name="P1" draw:layer="layout" svg:x1="14.2cm" svg:y1="19.2cm" svg:x2="14.2cm" svg:y2="19.631cm">
          <text:p/>
        </draw:line>
        <draw:line draw:style-name="gr3" draw:text-style-name="P1" draw:layer="layout" svg:x1="14.2cm" svg:y1="19.631cm" svg:x2="27.2cm" svg:y2="19.6cm">
          <text:p/>
        </draw:line>
        <draw:line draw:style-name="gr3" draw:text-style-name="P1" draw:layer="layout" svg:x1="16.713cm" svg:y1="5.2cm" svg:x2="27.2cm" svg:y2="5.2cm">
          <text:p/>
        </draw:line>
        <draw:line draw:style-name="gr3" draw:text-style-name="P1" draw:layer="layout" svg:x1="27.2cm" svg:y1="5.2cm" svg:x2="27.2cm" svg:y2="19.6cm">
          <text:p/>
        </draw:line>
        <draw:line draw:style-name="gr3" draw:text-style-name="P1" draw:layer="layout" svg:x1="11.52cm" svg:y1="8.2cm" svg:x2="10cm" svg:y2="8.2cm">
          <text:p/>
        </draw:line>
        <draw:line draw:style-name="gr3" draw:text-style-name="P1" draw:layer="layout" svg:x1="10cm" svg:y1="8.2cm" svg:x2="10cm" svg:y2="5.2cm">
          <text:p/>
        </draw:line>
        <draw:line draw:style-name="gr2" draw:text-style-name="P1" draw:layer="layout" svg:x1="10cm" svg:y1="5.2cm" svg:x2="11.334cm" svg:y2="5.2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Lasher</meta:initial-creator>
    <meta:creation-date>2016-10-22T13:35:53.14</meta:creation-date>
    <meta:editing-duration>PT2M24S</meta:editing-duration>
    <meta:editing-cycles>3</meta:editing-cycles>
    <dc:date>2016-10-24T18:21:23.21</dc:date>
    <meta:generator>OpenOffice.org/3.4$Win32 OpenOffice.org_project/340m1$Build-9590</meta:generator>
    <meta:document-statistic meta:object-count="145"/>
  </office:meta>
</office:document-meta>
</file>